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20pt" fo:language="en" fo:country="IN" fo:font-style="italic" style:text-underline-style="solid" style:text-underline-width="auto" style:text-underline-color="font-color" fo:font-weight="bold" style:font-size-asian="20pt" style:font-style-asian="italic" style:font-weight-asian="bold" style:font-size-complex="20pt"/>
    </style:style>
    <style:style style:name="P3" style:family="paragraph" style:parent-style-name="Standard"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left="0.5in" fo:margin-right="0in" fo:text-indent="0in" style:auto-text-indent="false"/>
    </style:style>
    <style:style style:name="P5" style:family="paragraph" style:parent-style-name="Standard">
      <style:paragraph-properties fo:margin-left="0.5in" fo:margin-right="0in" fo:text-indent="0in" style:auto-text-indent="false"/>
      <style:text-properties fo:color="#ff0000" fo:font-size="12pt" fo:language="en" fo:country="IN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.5in" fo:margin-right="0in" fo:text-indent="0in" style:auto-text-indent="false"/>
      <style:text-properties fo:color="#ff0000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in" fo:margin-right="0in" fo:text-indent="1.0839in" style:auto-text-indent="false"/>
      <style:text-properties fo:color="#ff0000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 style:master-page-name="Standard">
      <style:paragraph-properties fo:text-align="center" style:justify-single-word="false" style:page-number="auto"/>
    </style:style>
    <style:style style:name="P10" style:family="paragraph" style:parent-style-name="Standard" style:list-style-name="WWNum1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11" style:family="paragraph" style:parent-style-name="Standard" style:list-style-name="WWNum1">
      <style:paragraph-properties fo:margin-left="0.5in" fo:margin-right="0in" fo:text-indent="0in" style:auto-text-indent="false"/>
    </style:style>
    <style:style style:name="T1" style:family="text"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/>
    </style:style>
    <style:style style:name="T2" style:family="text">
      <style:text-properties fo:font-size="20pt" fo:language="en" fo:country="IN" fo:font-style="italic" style:text-underline-style="solid" style:text-underline-width="auto" style:text-underline-color="font-color" fo:font-weight="bold" style:font-size-asian="20pt" style:font-style-asian="italic" style:font-weight-asian="bold" style:font-size-complex="2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language="en" fo:country="IN" style:font-size-asian="12pt" style:font-size-complex="12pt"/>
    </style:style>
    <style:style style:name="T5" style:family="text">
      <style:text-properties fo:color="#ff0000" fo:font-size="12pt" fo:font-weight="bold" style:font-size-asian="12pt" style:font-weight-asian="bold" style:font-size-complex="12pt"/>
    </style:style>
    <style:style style:name="T6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ff0000" fo:font-size="12pt" fo:language="en" fo:country="IN" style:font-size-asian="12pt" style:font-size-complex="12pt"/>
    </style:style>
    <style:style style:name="T8" style:family="text">
      <style:text-properties fo:color="#ff0000" fo:font-size="12pt" fo:language="en" fo:country="IN" fo:font-weight="bold" style:font-size-asian="12pt" style:font-weight-asian="bold" style:font-size-complex="12pt"/>
    </style:style>
    <style:style style:name="T9" style:family="text">
      <style:text-properties fo:color="#ff0000" fo:font-size="12pt" fo:language="en" fo:country="IN" fo:font-weight="bold" style:font-size-asian="12pt" style:font-weight-asian="bold" style:font-size-complex="12pt" style:font-weight-complex="bold"/>
    </style:style>
    <style:style style:name="T10" style:family="text">
      <style:text-properties fo:color="#00000a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color="#00b050" style:text-position="0% 0%" style:font-name="Calibri" fo:font-size="12pt" fo:letter-spacing="normal" fo:language="en" fo:country="IN" fo:font-weight="bold" style:font-name-asian="Calibri1" style:font-size-asian="12pt" style:font-weight-asian="bold" style:font-name-complex="Calibri1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MySQL Assignments</text:span><text:span text:style-name="T2"> (</text:span><text:bookmark text:name="_GoBack"/><text:span text:style-name="T2">veer chandra)</text:span></text:p>
      <text:p text:style-name="P2"><text:s/>EMP ID-66262</text:p>
      <text:p text:style-name="Standard"/>
      <text:p text:style-name="P3">1)<text:tab/>Select Queries</text:p>
      <text:p text:style-name="P7">1.<text:tab/>Display all departments from department table.</text:p>
      <text:p text:style-name="P4"><text:span text:style-name="T3"><text:tab/></text:span><text:span text:style-name="T5">SELECT * FROM DEPT</text:span><text:span text:style-name="T8">;</text:span></text:p>
      <text:list xml:id="list7558250690214016331" text:style-name="WWNum1">
        <text:list-item>
          <text:p text:style-name="P10">Display all employees from employee table.</text:p>
        </text:list-item>
      </text:list>
      <text:p text:style-name="Standard"><text:span text:style-name="T4"><text:s text:c="28"/></text:span><text:span text:style-name="T9"><text:s/>select * from emp;</text:span></text:p>
      <text:list xml:id="list32790097" text:continue-numbering="true" text:style-name="WWNum1">
        <text:list-item>
          <text:p text:style-name="P10">Select the employee in department 30.</text:p>
        </text:list-item>
      </text:list>
      <text:p text:style-name="P8">select * from emp where dept_no = 3;</text:p>
      <text:list xml:id="list32781353" text:continue-numbering="true" text:style-name="WWNum1">
        <text:list-item>
          <text:p text:style-name="P10">List the names, numbers and departmentno of all clerks.</text:p>
        </text:list-item>
      </text:list>
      <text:p text:style-name="P4"><text:span text:style-name="T4"><text:s text:c="13"/></text:span><text:span text:style-name="T9">select name,id,dept_no from emp where role='clerk';</text:span></text:p>
      <text:list xml:id="list32778504" text:continue-numbering="true" text:style-name="WWNum1">
        <text:list-item>
          <text:p text:style-name="P10">Find the depart numbers and the name of employee of all dept with Deptno greater or equal to 20.</text:p>
        </text:list-item>
      </text:list>
      <text:p text:style-name="P5"><text:s text:c="11"/>select dept_no,name from emp where dept_no &gt;= 2;</text:p>
      <text:list xml:id="list32777506" text:continue-numbering="true" text:style-name="WWNum1">
        <text:list-item>
          <text:p text:style-name="P11"><text:span text:style-name="T3">Find the employees whose commission is greater than their</text:span><text:span text:style-name="T6"> </text:span><text:span text:style-name="T10">salary.</text:span></text:p>
        </text:list-item>
      </text:list>
      <text:p text:style-name="P5"><text:s text:c="11"/>select commission from emp where salary&lt;commission;</text:p>
      <text:list xml:id="list32788196" text:continue-numbering="true" text:style-name="WWNum1">
        <text:list-item>
          <text:p text:style-name="P10">Find the employees whose commission is greater than 60 percent of their salary.</text:p>
        </text:list-item>
      </text:list>
      <text:p text:style-name="P4"><text:span text:style-name="T4"><text:s text:c="9"/></text:span><text:span text:style-name="T7"><text:s/></text:span><text:span text:style-name="T9">select * from emp where COMMISSION&gt; (0.6)*salary;</text:span></text:p>
      <text:list xml:id="list32779490" text:continue-numbering="true" text:style-name="WWNum1">
        <text:list-item>
          <text:p text:style-name="P10">Find the employee whose commission is greater than 50 percent of their salary. The result must show only one record.</text:p>
        </text:list-item>
      </text:list>
      <text:p text:style-name="P4"><text:span text:style-name="T4"><text:s text:c="10"/></text:span><text:span text:style-name="T9"><text:s/>select * from emp where COMMISSION &gt; (0.5)*salary;</text:span></text:p>
      <text:list xml:id="list32776393" text:continue-numbering="true" text:style-name="WWNum1">
        <text:list-item>
          <text:p text:style-name="P10">List the name, job and salary of all employees in dept 20 who earn more than 2000.</text:p>
        </text:list-item>
      </text:list>
      <text:p text:style-name="P4"><text:soft-page-break/><text:span text:style-name="T4"><text:s text:c="3"/></text:span><text:span text:style-name="T9">select name,role,salary from emp where dept_no = 2 and salary&gt;2000;</text:span></text:p>
      <text:p text:style-name="P5"/>
      <text:list xml:id="list32767066" text:continue-numbering="true" text:style-name="WWNum1">
        <text:list-item>
          <text:p text:style-name="P10">Find all salesmen in dept 30 whose salary is greater than or equal to Rs. 1500.</text:p>
        </text:list-item>
      </text:list>
      <text:p text:style-name="P4"><text:span text:style-name="T4"><text:s text:c="15"/></text:span><text:span text:style-name="T9">select * from emp where dept_no = 3 and salary&gt;=1500;</text:span></text:p>
      <text:list xml:id="list32792840" text:continue-numbering="true" text:style-name="WWNum1">
        <text:list-item>
          <text:p text:style-name="P10">Find all the employees whose job is either a president or manager.</text:p>
        </text:list-item>
      </text:list>
      <text:p text:style-name="P4"><text:span text:style-name="T4"><text:s text:c="11"/></text:span><text:span text:style-name="T9">select * from emp where role in ('president','manager');</text:span></text:p>
      <text:list xml:id="list32781647" text:continue-numbering="true" text:style-name="WWNum1">
        <text:list-item>
          <text:p text:style-name="P10">Find all managers who are not in dept 30.</text:p>
        </text:list-item>
      </text:list>
      <text:p text:style-name="Standard"><text:span text:style-name="T4"><text:s text:c="22"/></text:span><text:span text:style-name="T9">select * from emp where dept_no != 30 <text:s/>and role='manager';</text:span></text:p>
      <text:list xml:id="list32782392" text:continue-numbering="true" text:style-name="WWNum1">
        <text:list-item>
          <text:p text:style-name="P10">Find the details of all managers and clerks in dept 10.</text:p>
        </text:list-item>
      </text:list>
      <text:p text:style-name="P4"><text:span text:style-name="T4"><text:s text:c="6"/></text:span><text:span text:style-name="T9"><text:s/>select * from emp where role in ('clerk','manager') and DEPT_NO=1;</text:span></text:p>
      <text:list xml:id="list32791615" text:continue-numbering="true" text:style-name="WWNum1">
        <text:list-item>
          <text:p text:style-name="P10">Find the details of all manager (in any dept) and all clerks in dept 10</text:p>
        </text:list-item>
      </text:list>
      <text:p text:style-name="P4"><text:span text:style-name="T4"><text:s text:c="8"/></text:span><text:span text:style-name="T9">select * from emp where role = 'manager' or (role = 'clerk' and dept_no = 1);</text:span></text:p>
      <text:list xml:id="list32777750" text:continue-numbering="true" text:style-name="WWNum1">
        <text:list-item>
          <text:p text:style-name="P10">Find the details of all managers in dept 10 and all clerks in dept 20.</text:p>
        </text:list-item>
      </text:list>
      <text:p text:style-name="P4"><text:span text:style-name="T4"><text:s text:c="2"/></text:span><text:span text:style-name="T9">select * from emp where (role = 'manager' and dept_no = 10) or (role = 'clerk' and dept_no = 20) ;</text:span></text:p>
      <text:list xml:id="list32780860" text:continue-numbering="true" text:style-name="WWNum1">
        <text:list-item>
          <text:p text:style-name="P10">Find all employees who are neither clerks nor manager but whose salary is greater than or equal to Rs. 2000.</text:p>
        </text:list-item>
      </text:list>
      <text:p text:style-name="P5"><text:s/>select * from emp <text:s/>where salary &gt;= 2000 and role not in ('clerk','mananger');</text:p>
      <text:list xml:id="list32763511" text:continue-numbering="true" text:style-name="WWNum1">
        <text:list-item>
          <text:p text:style-name="P10">Find the employees who earns between Rs. 1200 and Rs.1400.</text:p>
        </text:list-item>
      </text:list>
      <text:p text:style-name="P4"><text:span text:style-name="T4"><text:s text:c="3"/></text:span><text:span text:style-name="T9">select * from emp <text:s/>where salary between 1200 and 1400;</text:span></text:p>
      <text:list xml:id="list32767663" text:continue-numbering="true" text:style-name="WWNum1">
        <text:list-item>
          <text:p text:style-name="P10">Find the employees who are clerks, analysts or salesman.</text:p>
        </text:list-item>
      </text:list>
      <text:p text:style-name="P5"><text:s text:c="2"/>select * from emp <text:s/>where <text:s/>role <text:s/>in ('clerk','manager','salesman');</text:p>
      <text:list xml:id="list32770685" text:continue-numbering="true" text:style-name="WWNum1">
        <text:list-item>
          <text:p text:style-name="P10">Find the employees who are not clerks, analyst or salesman.</text:p>
        </text:list-item>
      </text:list>
      <text:p text:style-name="Standard"><text:span text:style-name="T4"><text:s text:c="12"/></text:span><text:span text:style-name="T9"><text:s/>select * from emp <text:s/>where <text:s/>role <text:s text:c="2"/>not in ('clerk','manager','salesman');</text:span></text:p>
      <text:list xml:id="list32788515" text:continue-numbering="true" text:style-name="WWNum1">
        <text:list-item>
          <text:p text:style-name="P10">Find the employees who do not receive a commission i.e. commission is NULL.</text:p>
        </text:list-item>
      </text:list>
      <text:p text:style-name="P4"><text:soft-page-break/><text:span text:style-name="T4"><text:s/></text:span><text:span text:style-name="T9">select * from emp <text:s/>where <text:s/>COMMISSION is null;</text:span></text:p>
      <text:p text:style-name="P5"/>
      <text:list xml:id="list32778412" text:continue-numbering="true" text:style-name="WWNum1">
        <text:list-item>
          <text:p text:style-name="P10">Find the employee whose commission is Rs. 0.</text:p>
        </text:list-item>
      </text:list>
      <text:p text:style-name="P5"><text:s/>select * from emp <text:s/>where <text:s/>COMMISSION = 0;</text:p>
      <text:list xml:id="list32781455" text:continue-numbering="true" text:style-name="WWNum1">
        <text:list-item>
          <text:p text:style-name="P10">Find the different jobs of the employees receiving commission.</text:p>
        </text:list-item>
      </text:list>
      <text:p text:style-name="P4"><text:span text:style-name="T4"><text:s text:c="2"/></text:span><text:span text:style-name="T9">select role from emp <text:s/>where <text:s/>COMMISSION is not null;</text:span></text:p>
      <text:list xml:id="list32791201" text:continue-numbering="true" text:style-name="WWNum1">
        <text:list-item>
          <text:p text:style-name="P10">Find all employees who do not receive a commission or whose Commission is less than Rs. 100. </text:p>
        </text:list-item>
      </text:list>
      <text:p text:style-name="P4"><text:span text:style-name="T4"><text:s/></text:span><text:span text:style-name="T9"><text:s/>select * from emp <text:s/>where <text:s/>COMMISSION &lt;100 and COMMISSION is null;</text:span></text:p>
      <text:list xml:id="list32779438" text:continue-numbering="true" text:style-name="WWNum1">
        <text:list-item>
          <text:p text:style-name="P10">The employees who not receiving commission are entailed to Rs. 250, Show the net earnings of all employees. (find about coalesce() )</text:p>
        </text:list-item>
      </text:list>
      <text:p text:style-name="P7"/>
      <text:list xml:id="list32785773" text:continue-numbering="true" text:style-name="WWNum1">
        <text:list-item>
          <text:p text:style-name="P10">Find all employees whose total earnings are greater than Rs. 2000.</text:p>
        </text:list-item>
      </text:list>
      <text:p text:style-name="P4"><text:span text:style-name="T4"><text:s/></text:span><text:span text:style-name="T9">select * from emp <text:s/>where <text:s/>salary &gt; 2000;</text:span></text:p>
      <text:list xml:id="list32766829" text:continue-numbering="true" text:style-name="WWNum1">
        <text:list-item>
          <text:p text:style-name="P10">Find all employees whose names begin with m.</text:p>
        </text:list-item>
      </text:list>
      <text:p text:style-name="P5"><text:s text:c="3"/>select * from emp <text:s/>where <text:s/>name like 'm%';</text:p>
      <text:list xml:id="list32772584" text:continue-numbering="true" text:style-name="WWNum1">
        <text:list-item>
          <text:p text:style-name="P10">Find all employees whose names end with m.</text:p>
        </text:list-item>
      </text:list>
      <text:p text:style-name="P4"><text:span text:style-name="T4"><text:s text:c="4"/></text:span><text:span text:style-name="T9"><text:s/>select * from emp <text:s/>where <text:s/>name like '%m';</text:span></text:p>
      <text:list xml:id="list32782711" text:continue-numbering="true" text:style-name="WWNum1">
        <text:list-item>
          <text:p text:style-name="P10">Find all employees whose names contain the letter m.</text:p>
        </text:list-item>
      </text:list>
      <text:p text:style-name="P5"><text:s/>select * from emp <text:s/>where <text:s/>name like '%m%';</text:p>
      <text:list xml:id="list32769142" text:continue-numbering="true" text:style-name="WWNum1">
        <text:list-item>
          <text:p text:style-name="P10">Find the employees whose names are 5 characters long and end with n.</text:p>
        </text:list-item>
      </text:list>
      <text:p text:style-name="P4"><text:span text:style-name="T4"><text:s/></text:span><text:span text:style-name="T11">Select * from emp where name like ‘%n’ and length(name)=5;</text:span></text:p>
      <text:list xml:id="list32773731" text:continue-numbering="true" text:style-name="WWNum1">
        <text:list-item>
          <text:p text:style-name="P10">Find the employees who have the letter r as the third letter in their name.</text:p>
        </text:list-item>
      </text:list>
      <text:p text:style-name="P6">select * from emp <text:s/>where <text:s/>name like '--r%';</text:p>
      <text:p text:style-name="P1"/>
      <text:p text:style-name="P3"><text:soft-page-break/>2)<text:tab/>Numeric, Character &amp; Date Function </text:p>
      <text:p text:style-name="P7">31.<text:tab/>Find all employees hired in month of February (of any year).</text:p>
      <text:p text:style-name="P7">32.<text:tab/>Find all employees who were hired on the last day of the month. </text:p>
      <text:p text:style-name="P7">33.<text:tab/>Find the employees who were hired more than 12 years ago.</text:p>
      <text:p text:style-name="P7">34.<text:tab/>Find the managers hired in the year 2007.</text:p>
      <text:p text:style-name="P7">35.<text:tab/>Display the names and the jobs of all employees, separated by ','(comma). For example (smith, clerk).</text:p>
      <text:p text:style-name="P7">36.<text:tab/>Display the names of all employees with the initial letter only in capitals.</text:p>
      <text:p text:style-name="P7">37.<text:tab/>Display the names of all employees, right aligning them to 15 characters.</text:p>
      <text:p text:style-name="P7">38.<text:tab/>Display the names of all employees, padding them to right up-to 15 characters with '-'.</text:p>
      <text:p text:style-name="P7">39.<text:tab/>Display the length of the name of all employees.</text:p>
      <text:p text:style-name="P7">40.<text:tab/>Display the names of all employees centering them with 20 characters.</text:p>
      <text:p text:style-name="P7">41.<text:tab/>Display the names of all employees without any leading 'a'.</text:p>
      <text:p text:style-name="P7">42.<text:tab/>Display the names of all employees without any trailing 'r'.</text:p>
      <text:p text:style-name="P7">43.<text:tab/>Show the first three characters of the names of all employees.</text:p>
      <text:p text:style-name="P7">44.<text:tab/>Show the last three characters of the names of all employees.</text:p>
      <text:p text:style-name="P7">45.<text:tab/>Display the names of all employees replacing any 'a' with 'e'.</text:p>
      <text:p text:style-name="P7">46.<text:tab/>Display the names of all employees and the position at which the string 'ar' occurs in the name.</text:p>
      <text:p text:style-name="P7">47.<text:tab/>Show the salary of all employees rounding it to the nearest Rs. 1000. For example (3790 will be 4000)</text:p>
      <text:p text:style-name="P7">48.<text:tab/>Show the daily salary of all employees assuming a month has 30 days.</text:p>
      <text:p text:style-name="P7">49.<text:tab/>Display the name of all employees, and their bonus. Assume each Employee gets a bonus of 20 percent of his salary subject to the Maximum of Rs. 500.</text:p>
      <text:p text:style-name="P7"><text:soft-page-break/>50.<text:tab/>Display the name of all employees, and their bonus. Assume each employee gets a bonus of 20 percent of his salary subject to the Maximum of Rs. 200.</text:p>
      <text:p text:style-name="P7">51.<text:tab/>For each employee display the number of days passed since the employee joined the company.</text:p>
      <text:p text:style-name="Standard"/>
      <text:p text:style-name="P3">3)<text:tab/>Ordering by Queries</text:p>
      <text:p text:style-name="P7">52.<text:tab/>Display the details of all employees, sorted on the names.</text:p>
      <text:p text:style-name="P7">53.<text:tab/>Display the name of all employees, based on their tenure, with the oldest employee coming first.</text:p>
      <text:p text:style-name="P7">54.<text:tab/>Display the names, job and salary of all employees sorted on jobs and Salary.</text:p>
      <text:p text:style-name="P7">55.<text:tab/>Display the names, job and salary of all employees, sorted on jobs and within job, sorted on the descending order of salary.</text:p>
      <text:p text:style-name="P7">56.<text:tab/>Display the names, job and salary of all employees, sorted on Descending order of job and within job, sorted on the descending order of salary.</text:p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zh" style:country-asian="CN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font-name-asian="SimSun" style:font-size-asian="10pt" style:language-asian="zh" style:country-asian="CN" style:font-name-complex="Tahoma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en" fo:country="US" style:font-size-asian="11pt" style:language-asian="en" style:country-asian="US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04T17:59:00</meta:creation-date>
    <meta:initial-creator>sony</meta:initial-creator>
    <dc:creator>veer chandra</dc:creator>
    <dc:date>2022-02-04T12:54:11.81</dc:date>
    <meta:editing-cycles>7</meta:editing-cycles>
    <meta:editing-duration>PT37M47S</meta:editing-duration>
    <meta:generator>OpenOffice/4.1.11$Win32 OpenOffice.org_project/4111m1$Build-9808</meta:generator>
    <meta:document-statistic meta:table-count="0" meta:image-count="0" meta:object-count="0" meta:page-count="5" meta:paragraph-count="90" meta:word-count="1084" meta:character-count="6194"/>
    <meta:user-defined meta:name="DocSecurity" meta:value-type="float">0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" xlink:href=""/>
  </office:meta>
</office:document-meta>
</file>